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05cm" fo:min-width="6.7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0.65cm" fo:min-width="0.6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55cm" svg:height="0.802cm" svg:x="0.5cm" svg:y="0.9cm">
          <draw:text-box>
            <text:p><text:span text:style-name="T1">Generation 0</text:span></text:p>
          </draw:text-box>
        </draw:frame>
        <draw:frame draw:style-name="gr1" draw:text-style-name="P1" draw:layer="layout" svg:width="6.894cm" svg:height="0.802cm" svg:x="5.801cm" svg:y="0.9cm">
          <draw:text-box>
            <text:p><text:span text:style-name="T1">Base Population (N = Infinity)</text:span></text:p>
          </draw:text-box>
        </draw:frame>
        <draw:custom-shape draw:style-name="gr2" draw:text-style-name="P2" draw:layer="layout" svg:width="7.2cm" svg:height="1.3cm" svg:x="5.7cm" svg:y="0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cm" svg:height="0.802cm" svg:x="0.501cm" svg:y="3.1cm">
          <draw:text-box>
            <text:p><text:span text:style-name="T1">Gametes</text:span></text:p>
          </draw:text-box>
        </draw:frame>
        <draw:frame draw:style-name="gr1" draw:text-style-name="P1" draw:layer="layout" svg:width="1.133cm" svg:height="0.802cm" svg:x="5.701cm" svg:y="3.1cm">
          <draw:text-box>
            <text:p><text:span text:style-name="T1">2N</text:span></text:p>
          </draw:text-box>
        </draw:frame>
        <draw:frame draw:style-name="gr1" draw:text-style-name="P1" draw:layer="layout" svg:width="1.133cm" svg:height="0.802cm" svg:x="7.601cm" svg:y="3.1cm">
          <draw:text-box>
            <text:p><text:span text:style-name="T1">2N</text:span></text:p>
          </draw:text-box>
        </draw:frame>
        <draw:frame draw:style-name="gr1" draw:text-style-name="P1" draw:layer="layout" svg:width="1.133cm" svg:height="0.802cm" svg:x="11.701cm" svg:y="3.1cm">
          <draw:text-box>
            <text:p><text:span text:style-name="T1">2N</text:span></text:p>
          </draw:text-box>
        </draw:frame>
        <draw:frame draw:style-name="gr3" draw:text-style-name="P1" draw:layer="layout" svg:width="1.199cm" svg:height="0.802cm" svg:x="9.601cm" svg:y="3.1cm">
          <draw:text-box>
            <text:p><text:span text:style-name="T1">2N</text:span></text:p>
          </draw:text-box>
        </draw:frame>
        <draw:line draw:style-name="gr4" draw:text-style-name="P2" draw:layer="layout" svg:x1="6.2cm" svg:y1="2cm" svg:x2="6.2cm" svg:y2="3.2cm">
          <text:p/>
        </draw:line>
        <draw:line draw:style-name="gr4" draw:text-style-name="P2" draw:layer="layout" svg:x1="8.1cm" svg:y1="2cm" svg:x2="8.1cm" svg:y2="3.2cm">
          <text:p/>
        </draw:line>
        <draw:line draw:style-name="gr4" draw:text-style-name="P2" draw:layer="layout" svg:x1="10.1cm" svg:y1="2cm" svg:x2="10.1cm" svg:y2="3.2cm">
          <text:p/>
        </draw:line>
        <draw:line draw:style-name="gr4" draw:text-style-name="P2" draw:layer="layout" svg:x1="12.2cm" svg:y1="2cm" svg:x2="12.2cm" svg:y2="3.2cm">
          <text:p/>
        </draw:line>
        <draw:frame draw:style-name="gr1" draw:text-style-name="P1" draw:layer="layout" svg:width="1.133cm" svg:height="0.802cm" svg:x="5.702cm" svg:y="3.1cm">
          <draw:text-box>
            <text:p><text:span text:style-name="T1">2N</text:span></text:p>
          </draw:text-box>
        </draw:frame>
        <draw:frame draw:style-name="gr1" draw:text-style-name="P1" draw:layer="layout" svg:width="0.858cm" svg:height="0.802cm" svg:x="5.802cm" svg:y="4.9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5.6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7.702cm" svg:y="4.9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7.5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9.702cm" svg:y="4.9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9.5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11.802cm" svg:y="4.9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11.6cm" svg:y="4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2cm" svg:y1="3.8cm" svg:x2="6.2cm" svg:y2="4.8cm">
          <text:p/>
        </draw:line>
        <draw:line draw:style-name="gr6" draw:text-style-name="P2" draw:layer="layout" svg:x1="8.1cm" svg:y1="3.8cm" svg:x2="8.1cm" svg:y2="4.8cm">
          <text:p/>
        </draw:line>
        <draw:line draw:style-name="gr6" draw:text-style-name="P2" draw:layer="layout" svg:x1="10.1cm" svg:y1="3.8cm" svg:x2="10.1cm" svg:y2="4.8cm">
          <text:p/>
        </draw:line>
        <draw:line draw:style-name="gr6" draw:text-style-name="P2" draw:layer="layout" svg:x1="12.2cm" svg:y1="3.8cm" svg:x2="12.2cm" svg:y2="4.8cm">
          <text:p/>
        </draw:line>
        <draw:frame draw:style-name="gr1" draw:text-style-name="P1" draw:layer="layout" svg:width="1.133cm" svg:height="0.802cm" svg:x="5.684cm" svg:y="6.925cm">
          <draw:text-box>
            <text:p><text:span text:style-name="T1">2N</text:span></text:p>
          </draw:text-box>
        </draw:frame>
        <draw:frame draw:style-name="gr1" draw:text-style-name="P1" draw:layer="layout" svg:width="1.133cm" svg:height="0.802cm" svg:x="7.584cm" svg:y="6.925cm">
          <draw:text-box>
            <text:p><text:span text:style-name="T1">2N</text:span></text:p>
          </draw:text-box>
        </draw:frame>
        <draw:frame draw:style-name="gr1" draw:text-style-name="P1" draw:layer="layout" svg:width="1.133cm" svg:height="0.802cm" svg:x="11.684cm" svg:y="6.925cm">
          <draw:text-box>
            <text:p><text:span text:style-name="T1">2N</text:span></text:p>
          </draw:text-box>
        </draw:frame>
        <draw:frame draw:style-name="gr3" draw:text-style-name="P1" draw:layer="layout" svg:width="1.199cm" svg:height="0.802cm" svg:x="9.584cm" svg:y="6.925cm">
          <draw:text-box>
            <text:p><text:span text:style-name="T1">2N</text:span></text:p>
          </draw:text-box>
        </draw:frame>
        <draw:line draw:style-name="gr4" draw:text-style-name="P2" draw:layer="layout" svg:x1="6.183cm" svg:y1="5.825cm" svg:x2="6.183cm" svg:y2="7.025cm">
          <text:p/>
        </draw:line>
        <draw:line draw:style-name="gr4" draw:text-style-name="P2" draw:layer="layout" svg:x1="8.083cm" svg:y1="5.825cm" svg:x2="8.083cm" svg:y2="7.025cm">
          <text:p/>
        </draw:line>
        <draw:line draw:style-name="gr4" draw:text-style-name="P2" draw:layer="layout" svg:x1="10.083cm" svg:y1="5.825cm" svg:x2="10.083cm" svg:y2="7.025cm">
          <text:p/>
        </draw:line>
        <draw:line draw:style-name="gr4" draw:text-style-name="P2" draw:layer="layout" svg:x1="12.183cm" svg:y1="5.825cm" svg:x2="12.183cm" svg:y2="7.025cm">
          <text:p/>
        </draw:line>
        <draw:frame draw:style-name="gr1" draw:text-style-name="P1" draw:layer="layout" svg:width="1.133cm" svg:height="0.802cm" svg:x="5.685cm" svg:y="6.925cm">
          <draw:text-box>
            <text:p><text:span text:style-name="T1">2N</text:span></text:p>
          </draw:text-box>
        </draw:frame>
        <draw:frame draw:style-name="gr1" draw:text-style-name="P1" draw:layer="layout" svg:width="0.858cm" svg:height="0.802cm" svg:x="5.785cm" svg:y="8.725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5.583cm" svg:y="8.6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7.685cm" svg:y="8.725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7.483cm" svg:y="8.6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9.685cm" svg:y="8.725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9.483cm" svg:y="8.6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58cm" svg:height="0.802cm" svg:x="11.785cm" svg:y="8.725cm">
          <draw:text-box>
            <text:p><text:span text:style-name="T1">N</text:span></text:p>
          </draw:text-box>
        </draw:frame>
        <draw:custom-shape draw:style-name="gr5" draw:text-style-name="P2" draw:layer="layout" svg:width="1.2cm" svg:height="1cm" svg:x="11.583cm" svg:y="8.62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183cm" svg:y1="7.625cm" svg:x2="6.183cm" svg:y2="8.625cm">
          <text:p/>
        </draw:line>
        <draw:line draw:style-name="gr6" draw:text-style-name="P2" draw:layer="layout" svg:x1="8.083cm" svg:y1="7.625cm" svg:x2="8.083cm" svg:y2="8.625cm">
          <text:p/>
        </draw:line>
        <draw:line draw:style-name="gr6" draw:text-style-name="P2" draw:layer="layout" svg:x1="10.083cm" svg:y1="7.625cm" svg:x2="10.083cm" svg:y2="8.625cm">
          <text:p/>
        </draw:line>
        <draw:line draw:style-name="gr6" draw:text-style-name="P2" draw:layer="layout" svg:x1="12.183cm" svg:y1="7.625cm" svg:x2="12.183cm" svg:y2="8.625cm">
          <text:p/>
        </draw:line>
        <draw:frame draw:style-name="gr1" draw:text-style-name="P1" draw:layer="layout" svg:width="3.355cm" svg:height="0.802cm" svg:x="0.501cm" svg:y="4.9cm">
          <draw:text-box>
            <text:p><text:span text:style-name="T1">Generation 1</text:span></text:p>
          </draw:text-box>
        </draw:frame>
        <draw:frame draw:style-name="gr1" draw:text-style-name="P1" draw:layer="layout" svg:width="3.355cm" svg:height="0.802cm" svg:x="0.502cm" svg:y="8.8cm">
          <draw:text-box>
            <text:p><text:span text:style-name="T1">Generation 2</text:span></text:p>
          </draw:text-box>
        </draw:frame>
        <draw:frame draw:style-name="gr1" draw:text-style-name="P1" draw:layer="layout" svg:width="2.5cm" svg:height="0.802cm" svg:x="0.501cm" svg:y="7cm">
          <draw:text-box>
            <text:p><text:span text:style-name="T1">Game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1-08T06:37:13.296181721</dc:date>
    <meta:editing-duration>PT10M47S</meta:editing-duration>
    <meta:editing-cycles>3</meta:editing-cycles>
    <meta:generator>LibreOffice/6.1.0.3$MacOSX_X86_64 LibreOffice_project/efb621ed25068d70781dc026f7e9c5187a4decd1</meta:generator>
    <meta:document-statistic meta:object-count="49"/>
  </office:meta>
</office:document-meta>
</file>